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d30" officeooo:paragraph-rsid="001e0d30"/>
    </style:style>
    <style:style style:name="P2" style:family="paragraph" style:parent-style-name="Standard">
      <style:text-properties fo:font-weight="bold" officeooo:rsid="001e0d30" officeooo:paragraph-rsid="001e0d30" style:font-weight-asian="bold" style:font-weight-complex="bold"/>
    </style:style>
    <style:style style:name="P3" style:family="paragraph" style:parent-style-name="Standard">
      <style:text-properties fo:font-weight="bold" officeooo:rsid="00424556" officeooo:paragraph-rsid="00632f87" style:font-weight-asian="bold" style:font-weight-complex="bold"/>
    </style:style>
    <style:style style:name="P4" style:family="paragraph" style:parent-style-name="Standard">
      <style:text-properties officeooo:rsid="001e2afa" officeooo:paragraph-rsid="001e2afa"/>
    </style:style>
    <style:style style:name="P5" style:family="paragraph" style:parent-style-name="Standard">
      <style:text-properties fo:font-weight="normal" officeooo:rsid="002098a8" officeooo:paragraph-rsid="002098a8" style:font-weight-asian="normal" style:font-weight-complex="normal"/>
    </style:style>
    <style:style style:name="P6" style:family="paragraph" style:parent-style-name="Standard">
      <style:text-properties fo:font-weight="normal" officeooo:rsid="00225942" officeooo:paragraph-rsid="00225942" style:font-weight-asian="normal" style:font-weight-complex="normal"/>
    </style:style>
    <style:style style:name="P7" style:family="paragraph" style:parent-style-name="Standard">
      <style:text-properties fo:font-weight="normal" officeooo:rsid="00244c26" officeooo:paragraph-rsid="00244c26" style:font-weight-asian="normal" style:font-weight-complex="normal"/>
    </style:style>
    <style:style style:name="P8" style:family="paragraph" style:parent-style-name="Standard">
      <style:text-properties fo:font-weight="normal" officeooo:rsid="002851cd" officeooo:paragraph-rsid="002851cd" style:font-weight-asian="normal" style:font-weight-complex="normal"/>
    </style:style>
    <style:style style:name="P9" style:family="paragraph" style:parent-style-name="Standard">
      <style:text-properties fo:font-weight="normal" officeooo:rsid="00288b72" officeooo:paragraph-rsid="00288b72" style:font-weight-asian="normal" style:font-weight-complex="normal"/>
    </style:style>
    <style:style style:name="P10" style:family="paragraph" style:parent-style-name="Standard">
      <style:text-properties fo:font-weight="normal" officeooo:rsid="0028f6a4" officeooo:paragraph-rsid="0028f6a4" style:font-weight-asian="normal" style:font-weight-complex="normal"/>
    </style:style>
    <style:style style:name="P11" style:family="paragraph" style:parent-style-name="Standard">
      <style:text-properties fo:font-weight="normal" officeooo:rsid="002b726e" officeooo:paragraph-rsid="002b726e" style:font-weight-asian="normal" style:font-weight-complex="normal"/>
    </style:style>
    <style:style style:name="P12" style:family="paragraph" style:parent-style-name="Standard">
      <style:text-properties fo:font-weight="normal" officeooo:rsid="002d6fba" officeooo:paragraph-rsid="002d6fba" style:font-weight-asian="normal" style:font-weight-complex="normal"/>
    </style:style>
    <style:style style:name="P13" style:family="paragraph" style:parent-style-name="Standard">
      <style:text-properties fo:font-weight="normal" officeooo:rsid="002f653f" officeooo:paragraph-rsid="002f653f" style:font-weight-asian="normal" style:font-weight-complex="normal"/>
    </style:style>
    <style:style style:name="P14" style:family="paragraph" style:parent-style-name="Standard">
      <style:text-properties fo:font-weight="normal" officeooo:rsid="00317f3b" officeooo:paragraph-rsid="00317f3b" style:font-weight-asian="normal" style:font-weight-complex="normal"/>
    </style:style>
    <style:style style:name="P15" style:family="paragraph" style:parent-style-name="Standard">
      <style:text-properties fo:font-weight="normal" officeooo:rsid="0032801e" officeooo:paragraph-rsid="0032801e" style:font-weight-asian="normal" style:font-weight-complex="normal"/>
    </style:style>
    <style:style style:name="P16" style:family="paragraph" style:parent-style-name="Standard">
      <style:text-properties fo:font-weight="normal" officeooo:rsid="00373dfe" officeooo:paragraph-rsid="00373dfe" style:font-weight-asian="normal" style:font-weight-complex="normal"/>
    </style:style>
    <style:style style:name="P17" style:family="paragraph" style:parent-style-name="Standard">
      <style:text-properties fo:font-weight="normal" officeooo:rsid="003b6b46" officeooo:paragraph-rsid="003b6b46" style:font-weight-asian="normal" style:font-weight-complex="normal"/>
    </style:style>
    <style:style style:name="P18" style:family="paragraph" style:parent-style-name="Standard">
      <style:text-properties fo:font-weight="normal" officeooo:rsid="003cf5b0" officeooo:paragraph-rsid="003cf5b0" style:font-weight-asian="normal" style:font-weight-complex="normal"/>
    </style:style>
    <style:style style:name="P19" style:family="paragraph" style:parent-style-name="Standard">
      <style:text-properties fo:font-weight="normal" officeooo:rsid="003f1d30" officeooo:paragraph-rsid="003f1d30" style:font-weight-asian="normal" style:font-weight-complex="normal"/>
    </style:style>
    <style:style style:name="P20" style:family="paragraph" style:parent-style-name="Standard">
      <style:text-properties fo:font-weight="normal" officeooo:rsid="002afbe2" officeooo:paragraph-rsid="004a6753" style:font-weight-asian="normal" style:font-weight-complex="normal"/>
    </style:style>
    <style:style style:name="P21" style:family="paragraph" style:parent-style-name="Standard">
      <style:text-properties fo:font-weight="normal" officeooo:rsid="0046f00d" officeooo:paragraph-rsid="004905e8" style:font-weight-asian="normal" style:font-weight-complex="normal"/>
    </style:style>
    <style:style style:name="P22" style:family="paragraph" style:parent-style-name="Standard">
      <style:text-properties fo:font-weight="normal" officeooo:rsid="0048252b" officeooo:paragraph-rsid="004c10e5" style:font-weight-asian="normal" style:font-weight-complex="normal"/>
    </style:style>
    <style:style style:name="P23" style:family="paragraph" style:parent-style-name="Standard">
      <style:text-properties fo:font-weight="normal" officeooo:rsid="004c10e5" officeooo:paragraph-rsid="004c10e5" style:font-weight-asian="normal" style:font-weight-complex="normal"/>
    </style:style>
    <style:style style:name="P24" style:family="paragraph" style:parent-style-name="Standard">
      <style:text-properties fo:font-weight="normal" officeooo:rsid="00424556" officeooo:paragraph-rsid="005b8285" style:font-weight-asian="normal" style:font-weight-complex="normal"/>
    </style:style>
    <style:style style:name="P25" style:family="paragraph" style:parent-style-name="Standard">
      <style:text-properties fo:font-weight="normal" officeooo:rsid="00424556" officeooo:paragraph-rsid="006503ad" style:font-weight-asian="normal" style:font-weight-complex="normal"/>
    </style:style>
    <style:style style:name="P26" style:family="paragraph" style:parent-style-name="Standard">
      <style:text-properties fo:font-weight="normal" officeooo:rsid="002fbb85" officeooo:paragraph-rsid="002fbb85" style:font-weight-asian="normal" style:font-weight-complex="normal"/>
    </style:style>
    <style:style style:name="P27" style:family="paragraph" style:parent-style-name="Standard">
      <style:text-properties fo:font-weight="normal" officeooo:rsid="006786fe" officeooo:paragraph-rsid="006786fe" style:font-weight-asian="normal" style:font-weight-complex="normal"/>
    </style:style>
    <style:style style:name="P28" style:family="paragraph" style:parent-style-name="Standard">
      <style:text-properties fo:color="#800000" fo:font-weight="normal" officeooo:rsid="003dd3e7" officeooo:paragraph-rsid="003dd3e7" style:font-weight-asian="normal" style:font-weight-complex="normal"/>
    </style:style>
    <style:style style:name="P29" style:family="paragraph" style:parent-style-name="Standard">
      <style:text-properties style:use-window-font-color="true" fo:font-weight="bold" officeooo:rsid="00695324" officeooo:paragraph-rsid="00695324" style:font-weight-asian="bold" style:font-weight-complex="bold"/>
    </style:style>
    <style:style style:name="P30" style:family="paragraph" style:parent-style-name="Standard">
      <style:text-properties style:use-window-font-color="true" fo:font-weight="bold" officeooo:rsid="006bc974" officeooo:paragraph-rsid="006bc974" style:font-weight-asian="bold" style:font-weight-complex="bold"/>
    </style:style>
    <style:style style:name="P31" style:family="paragraph" style:parent-style-name="Standard">
      <style:text-properties style:use-window-font-color="true" fo:font-weight="normal" officeooo:rsid="004cec18" officeooo:paragraph-rsid="00695324" style:font-weight-asian="normal" style:font-weight-complex="normal"/>
    </style:style>
    <style:style style:name="P32" style:family="paragraph" style:parent-style-name="Standard">
      <style:text-properties style:use-window-font-color="true" fo:font-weight="normal" officeooo:rsid="004cec18" officeooo:paragraph-rsid="006bc974" style:font-weight-asian="normal" style:font-weight-complex="normal"/>
    </style:style>
    <style:style style:name="P33" style:family="paragraph" style:parent-style-name="Standard">
      <style:text-properties style:use-window-font-color="true" fo:font-weight="bold" officeooo:rsid="006c25ee" officeooo:paragraph-rsid="006c25ee" style:font-weight-asian="bold" style:font-weight-complex="bold"/>
    </style:style>
    <style:style style:name="P34" style:family="paragraph" style:parent-style-name="Standard">
      <style:text-properties style:use-window-font-color="true" fo:font-weight="bold" officeooo:rsid="006eda81" officeooo:paragraph-rsid="006eda81" style:font-weight-asian="bold" style:font-weight-complex="bold"/>
    </style:style>
    <style:style style:name="P35" style:family="paragraph" style:parent-style-name="Standard">
      <style:text-properties fo:font-weight="normal" officeooo:rsid="002098a8" officeooo:paragraph-rsid="002098a8" style:font-weight-asian="normal" style:font-weight-complex="normal"/>
    </style:style>
    <style:style style:name="T1" style:family="text">
      <style:text-properties officeooo:rsid="00217337"/>
    </style:style>
    <style:style style:name="T2" style:family="text">
      <style:text-properties officeooo:rsid="0045a847"/>
    </style:style>
    <style:style style:name="T3" style:family="text">
      <style:text-properties officeooo:rsid="0048252b"/>
    </style:style>
    <style:style style:name="T4" style:family="text">
      <style:text-properties officeooo:rsid="004905e8"/>
    </style:style>
    <style:style style:name="T5" style:family="text">
      <style:text-properties officeooo:rsid="004a6753"/>
    </style:style>
    <style:style style:name="T6" style:family="text">
      <style:text-properties officeooo:rsid="004c10e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cec18" style:font-weight-asian="normal" style:font-weight-complex="normal"/>
    </style:style>
    <style:style style:name="T9" style:family="text">
      <style:text-properties fo:font-weight="normal" officeooo:rsid="006c6e65" style:font-weight-asian="normal" style:font-weight-complex="normal"/>
    </style:style>
    <style:style style:name="T10" style:family="text">
      <style:text-properties fo:font-weight="normal" officeooo:rsid="006f4fd3" style:font-weight-asian="normal" style:font-weight-complex="normal"/>
    </style:style>
    <style:style style:name="T11" style:family="text">
      <style:text-properties fo:color="#800000"/>
    </style:style>
    <style:style style:name="T12" style:family="text">
      <style:text-properties fo:color="#800000" officeooo:rsid="0045a847"/>
    </style:style>
    <style:style style:name="T13" style:family="text">
      <style:text-properties fo:color="#800000" fo:font-weight="normal" officeooo:rsid="004cec18" style:font-weight-asian="normal" style:font-weight-complex="normal"/>
    </style:style>
    <style:style style:name="T14" style:family="text">
      <style:text-properties officeooo:rsid="0065991d"/>
    </style:style>
    <style:style style:name="T15" style:family="text">
      <style:text-properties officeooo:rsid="006cdc64"/>
    </style:style>
    <style:style style:name="T16" style:family="text">
      <style:text-properties officeooo:rsid="006e14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nFPGA install and compile</text:p>
      <text:p text:style-name="P2"/>
      <text:p text:style-name="P21">sudo subscription-manager repos --enable=<text:span text:style-name="T4">rhel-server-rhscl-7-rpms</text:span></text:p>
      <text:p text:style-name="P20"><text:bookmark-start text:name="__DdeLink__158_1882037245"/>sudo yum -y install <text:span text:style-name="T5">devtoolset-12-gcc.x86_64</text:span><text:bookmark-end text:name="__DdeLink__158_1882037245"/></text:p>
      <text:p text:style-name="P22">sudo yum <text:span text:style-name="T6">-y</text:span> install <text:span text:style-name="T6">devtoolset-12-gcc-c++.x86_64</text:span></text:p>
      <text:p text:style-name="P22">sudo yum <text:span text:style-name="T6">-y</text:span> install <text:span text:style-name="T6">devtoolset-12-gdb.x86_64</text:span></text:p>
      <text:p text:style-name="P23"><text:span text:style-name="T3">sudo yum </text:span>-y<text:span text:style-name="T3"> install </text:span>devtoolset-12-make.x86_64 </text:p>
      <text:p text:style-name="P19">. /opt/rh/devtoolset-<text:span text:style-name="T6">12</text:span>/enable</text:p>
      <text:p text:style-name="P25">sudo yum -y install bison <text:span text:style-name="T2">autoconf automake flex doxygen expect valgrind <text:s/>texinfo python3-pip</text:span></text:p>
      <text:p text:style-name="P11"/>
      <text:p text:style-name="P17"><text:span text:style-name="T11">git clone </text:span><text:a xlink:type="simple" xlink:href="https://github.com/gcc-mirror/gcc/" text:style-name="Internet_20_link" text:visited-style-name="Visited_20_Internet_20_Link">https://github.com/gcc-mirror/gcc/</text:a></text:p>
      <text:p text:style-name="P18"><text:span text:style-name="T11">wget </text:span><text:a xlink:type="simple" xlink:href="https://ftp.gnu.org/gnu/gcc/gcc-9.3.0/gcc-9.3.0.tar.gz" text:style-name="Internet_20_link" text:visited-style-name="Visited_20_Internet_20_Link">https://ftp.gnu.org/gnu/gcc/gcc-9.3.0/gcc-9.3.0.tar.gz</text:a></text:p>
      <text:p text:style-name="P18"><text:span text:style-name="T11">tar -xzvf </text:span><text:a xlink:type="simple" xlink:href="https://ftp.gnu.org/gnu/gcc/gcc-9.3.0/gcc-9.3.0.tar.gz" text:style-name="Internet_20_link" text:visited-style-name="Visited_20_Internet_20_Link">gcc-9.3.0.tar.gz</text:a></text:p>
      <text:p text:style-name="P18"><text:span text:style-name="T11">cd </text:span><text:a xlink:type="simple" xlink:href="https://ftp.gnu.org/gnu/gcc/gcc-9.3.0/gcc-9.3.0.tar.gz" text:style-name="Internet_20_link" text:visited-style-name="Visited_20_Internet_20_Link">gcc-9.3.0</text:a></text:p>
      <text:p text:style-name="P28">mkdir build</text:p>
      <text:p text:style-name="P28">./contrib/download_prerequisites --directory=build</text:p>
      <text:p text:style-name="P28">cd <text:s text:c="3"/>build</text:p>
      <text:p text:style-name="P28">../configure <text:s text:c="42"/>\</text:p>
      <text:p text:style-name="P28"><text:s text:c="4"/>--prefix=/usr <text:s text:c="37"/>\</text:p>
      <text:p text:style-name="P28"><text:s text:c="4"/>--disable-multilib <text:s text:c="32"/>\</text:p>
      <text:p text:style-name="P28"><text:s text:c="4"/>--with-system-zlib <text:s text:c="32"/>\</text:p>
      <text:p text:style-name="P28"><text:s text:c="4"/>--enable-languages=c,c++,d,fortran,go,objc,obj-c++ \</text:p>
      <text:p text:style-name="P28"><text:s text:c="4"/>--program-suffix=-9.3.0</text:p>
      <text:p text:style-name="P28"/>
      <text:p text:style-name="P28">make -j$(nproc)</text:p>
      <text:p text:style-name="P28">sudo make install -j$(nproc)</text:p>
      <text:p text:style-name="P8"/>
      <text:p text:style-name="P8">wget https://cmake.org/files/v3.30/cmake-3.30.4.tar.gz</text:p>
      <text:p text:style-name="P9">tar -xzvf cmake-3.30.4.tar.gz</text:p>
      <text:p text:style-name="P10">cd cmake-3.30.4</text:p>
      <text:p text:style-name="P15">sudo yum -y install openssl openssl-devel</text:p>
      <text:p text:style-name="P12">./bootstrap <text:span text:style-name="T14">--</text:span>prefix=/usr/local</text:p>
      <text:p text:style-name="P12">make -j$(nproc)</text:p>
      <text:p text:style-name="P12">sudo make install</text:p>
      <text:p text:style-name="P10"/>
      <text:p text:style-name="P13">wget <text:a xlink:type="simple" xlink:href="https://github.com/PCRE2Project/pcre2/releases/download/pcre2-10.44/pcre2-10.44.tar.gz" text:style-name="Internet_20_link" text:visited-style-name="Visited_20_Internet_20_Link">https://github.com/PCRE2Project/pcre2/releases/download/pcre2-10.44/pcre2-10.44.tar.gz</text:a></text:p>
      <text:p text:style-name="P13">tar -xzvf pcre2-10.44.tar.gz</text:p>
      <text:p text:style-name="P13">cd <text:s/>pcre2-10.44</text:p>
      <text:p text:style-name="P26">sudo yum -y install readline-devel</text:p>
      <text:p text:style-name="P27">sudo yum install -y bzip2-devel.x86_64</text:p>
      <text:p text:style-name="P13">./configure --prefix=/usr <text:s text:c="22"/>\</text:p>
      <text:p text:style-name="P13"><text:s text:c="12"/>--docdir=/usr/share/doc/pcre2-10.44 \</text:p>
      <text:p text:style-name="P13"><text:s text:c="12"/>--enable-unicode <text:s text:c="19"/>\</text:p>
      <text:p text:style-name="P13"><text:s text:c="12"/>--enable-jit <text:s text:c="23"/>\</text:p>
      <text:p text:style-name="P13"><text:s text:c="12"/>--enable-pcre2-16 <text:s text:c="18"/>\</text:p>
      <text:p text:style-name="P13"><text:s text:c="12"/>--enable-pcre2-32 <text:s text:c="18"/>\</text:p>
      <text:p text:style-name="P13"><text:s text:c="12"/>--enable-pcre2grep-libz <text:s text:c="12"/>\</text:p>
      <text:p text:style-name="P13"><text:s text:c="12"/>--enable-pcre2grep-libbz2 <text:s text:c="10"/>\</text:p>
      <text:p text:style-name="P13"><text:s text:c="12"/>--enable-pcre2test-libreadline <text:s text:c="5"/>\</text:p>
      <text:p text:style-name="P13"><text:s text:c="12"/>--disable-static <text:s text:c="19"/>&amp;&amp;</text:p>
      <text:p text:style-name="P13">make</text:p>
      <text:p text:style-name="P14">sudo make install</text:p>
      <text:p text:style-name="P5"><text:soft-page-break/></text:p>
      <text:p text:style-name="P5"><text:span text:style-name="T1">wget</text:span> <text:a xlink:type="simple" xlink:href="http://prdownloads.sourceforge.net/swig/swig-4.2.1.tar.gz" text:style-name="Internet_20_link" text:visited-style-name="Visited_20_Internet_20_Link">http://prdownloads.sourceforge.net/swig/swig-</text:a><text:a xlink:type="simple" xlink:href="http://prdownloads.sourceforge.net/swig/swig-4.2.1.tar.gz" text:style-name="Internet_20_link" text:visited-style-name="Visited_20_Internet_20_Link"><text:span text:style-name="T15">3</text:span></text:a><text:a xlink:type="simple" xlink:href="http://prdownloads.sourceforge.net/swig/swig-4.2.1.tar.gz" text:style-name="Internet_20_link" text:visited-style-name="Visited_20_Internet_20_Link">.</text:a><text:a xlink:type="simple" xlink:href="http://prdownloads.sourceforge.net/swig/swig-4.2.1.tar.gz" text:style-name="Internet_20_link" text:visited-style-name="Visited_20_Internet_20_Link"><text:span text:style-name="T15">0</text:span></text:a><text:a xlink:type="simple" xlink:href="http://prdownloads.sourceforge.net/swig/swig-4.2.1.tar.gz" text:style-name="Internet_20_link" text:visited-style-name="Visited_20_Internet_20_Link">.</text:a><text:a xlink:type="simple" xlink:href="http://prdownloads.sourceforge.net/swig/swig-4.2.1.tar.gz" text:style-name="Internet_20_link" text:visited-style-name="Visited_20_Internet_20_Link"><text:span text:style-name="T15">0</text:span></text:a><text:a xlink:type="simple" xlink:href="http://prdownloads.sourceforge.net/swig/swig-4.2.1.tar.gz" text:style-name="Internet_20_link" text:visited-style-name="Visited_20_Internet_20_Link">.tar.gz</text:a></text:p>
      <text:p text:style-name="P6">tar -xzvf swig-<text:span text:style-name="T15">3</text:span>.<text:span text:style-name="T15">0</text:span>.<text:span text:style-name="T15">0</text:span>.tar.gz</text:p>
      <text:p text:style-name="P7">(ref. <text:a xlink:type="simple" xlink:href="https://www.swig.org/Doc4.2/SWIGDocumentation.html#Preface_unix_installation" text:style-name="Internet_20_link" text:visited-style-name="Visited_20_Internet_20_Link">https://www.swig.org/Doc4.2/SWIGDocumentation.html#Preface_unix_installation</text:a>)</text:p>
      <text:p text:style-name="P16">cd swig-<text:span text:style-name="T15">3</text:span>.<text:span text:style-name="T15">0</text:span>.<text:span text:style-name="T15">0</text:span></text:p>
      <text:p text:style-name="P16">./configure <text:span text:style-name="T16">&amp;&amp; </text:span>make</text:p>
      <text:p text:style-name="P16">sudo make install</text:p>
      <text:p text:style-name="P7"/>
      <text:p text:style-name="P31">clang-11 clang-12 clang-13 clang-14 <text:s/>clang-format-14</text:p>
      <text:p text:style-name="P29"><text:a xlink:type="simple" xlink:href="https://developers.redhat.com/HW/ClangLLVM-RHEL-7#setup_your_development_environment" text:style-name="Internet_20_link" text:visited-style-name="Visited_20_Internet_20_Link"><text:span text:style-name="T8">https://developers.redhat.com/HW/ClangLLVM-RHEL-7#setup_your_development_environment</text:span></text:a></text:p>
      <text:p text:style-name="P31"/>
      <text:p text:style-name="P30"><text:span text:style-name="T7">sudo </text:span><text:span text:style-name="T8">pip3 install lxml</text:span></text:p>
      <text:p text:style-name="P32"/>
      <text:p text:style-name="P33"><text:span text:style-name="T8">sudo yum </text:span><text:span text:style-name="T9">-y</text:span><text:span text:style-name="T8"> install tcl-devel tk-devel</text:span></text:p>
      <text:p text:style-name="P33"><text:span text:style-name="T8"/></text:p>
      <text:p text:style-name="P34"><text:span text:style-name="T8">sudo yum </text:span><text:span text:style-name="T10">-y </text:span><text:span text:style-name="T8">install gtk3-devel libX11-devel</text:span></text:p>
      <text:p text:style-name="P24"/>
      <text:p text:style-name="P3"><text:span text:style-name="T12">ccache exuberant-ctags gperf <text:s/></text:span><text:span text:style-name="T13">iverilog <text:s/>libc6-dev <text:s/>libcairo2-dev <text:s/>libevent-dev <text:s/>libffi-dev <text:s/>libfontconfig1-dev <text:s/>liblist-moreutils-perl <text:s/>libxml2-utils tcl8.6-dev <text:s/>tcllib <text:s/>qtbase5-dev <text:s/>libncurses5-dev <text:s/>libreadline-dev <text:s/>libx11-dev <text:s/>libxft-dev <text:s/>libxml++2.6-dev <text:s/>pkg-config</text:span></text:p>
      <text:p text:style-name="P2"/>
      <text:p text:style-name="P1"><text:a xlink:type="simple" xlink:href="https://openfpga.readthedocs.io/en/master/tutorials/getting_started/compile/" text:style-name="Internet_20_link" text:visited-style-name="Visited_20_Internet_20_Link">https://openfpga.readthedocs.io/en/master/tutorials/getting_started/compile/</text:a></text:p>
      <text:p text:style-name="P4">Verify the compilation--(run from the OpenFPGA root folder)</text:p>
      <text:p text:style-name="P4">python3 openfpga_flow/scripts/run_fpga_task.py compilation_verification --debug --show_thread_lo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1T01:12:19.857621385</meta:creation-date>
    <dc:date>2024-10-05T09:46:26.519182921</dc:date>
    <meta:editing-duration>P2DT10M36S</meta:editing-duration>
    <meta:editing-cycles>63</meta:editing-cycles>
    <meta:generator>LibreOffice/5.3.6.1$Linux_X86_64 LibreOffice_project/30$Build-1</meta:generator>
    <meta:document-statistic meta:table-count="0" meta:image-count="0" meta:object-count="0" meta:page-count="2" meta:paragraph-count="62" meta:word-count="230" meta:character-count="2842" meta:non-whitespace-character-count="2255"/>
  </office:meta>
</office:document-meta>
</file>